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1"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8"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9" style:family="paragraph" style:parent-style-name="Standard" style:list-style-name="L16">
      <style:paragraph-properties fo:text-align="start" style:justify-single-word="false"/>
      <style:text-properties style:use-window-font-color="true"/>
    </style:style>
    <style:style style:name="P7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16">
      <style:paragraph-properties fo:text-align="start" style:justify-single-word="false"/>
    </style:style>
    <style:style style:name="P74"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406485382"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61"><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7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732980741"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2090466479"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583913012" text:style-name="L4">
        <text:list-item>
          <text:p text:style-name="P36">user_id (INTEGER, FK, NOT NULL)</text:p>
        </text:list-item>
        <text:list-item>
          <text:p text:style-name="P36">subject_id (INTEGER, FK, NOT NULL)</text:p>
        </text:list-item>
        <text:list-item>
          <text:p text:style-name="P7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352953042"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760882672"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869483480"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text:soft-page-break/>slide types:</text:p>
      <text:list xml:id="list199592014" text:style-name="L8">
        <text:list-item>
          <text:p text:style-name="P62"><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2"><text:span text:style-name="T2">title</text:span><text:span text:style-name="T3">: only title in the center</text:span></text:p>
        </text:list-item>
        <text:list-item>
          <text:p text:style-name="P62"><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2"><text:span text:style-name="T2">image1</text:span><text:span text:style-name="T3">: a small text area and a small picture</text:span></text:p>
        </text:list-item>
        <text:list-item>
          <text:p text:style-name="P62"><text:span text:style-name="T2">image2</text:span><text:span text:style-name="T3">: two small pictures, without title</text:span></text:p>
        </text:list-item>
        <text:list-item>
          <text:p text:style-name="P62"><text:span text:style-name="T2">image3</text:span><text:span text:style-name="T3">: a big picture, without title</text:span></text:p>
        </text:list-item>
        <text:list-item>
          <text:p text:style-name="P62"><text:span text:style-name="T2">image4</text:span><text:span text:style-name="T3">: four pictures, without title</text:span></text:p>
        </text:list-item>
        <text:list-item>
          <text:p text:style-name="P62"><text:span text:style-name="T2">audio</text:span><text:span text:style-name="T3">: small text area and a small audio player</text:span></text:p>
        </text:list-item>
        <text:list-item>
          <text:p text:style-name="P62"><text:span text:style-name="T2">video1</text:span><text:span text:style-name="T3">: small text area and a small video player</text:span></text:p>
        </text:list-item>
        <text:list-item>
          <text:p text:style-name="P62"><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16567459"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23502715"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670268107" text:style-name="L11">
        <text:list-item>
          <text:p text:style-name="P42"><text:soft-page-break/>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456303456"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405182705"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532421835"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023621233"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88575588" text:continue-list="list1405182705"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811634915" text:continue-numbering="true" text:style-name="L11">
        <text:list-item>
          <text:p text:style-name="P42">user_id (INTEGER, FK, NOT NULL – relative tag)</text:p>
        </text:list-item>
        <text:list-item>
          <text:p text:style-name="P42"><text:soft-page-break/>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01080412" text:style-name="L13">
        <text:list-item>
          <text:p text:style-name="P63"><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3"><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508195009" text:style-name="L14">
        <text:list-item>
          <text:p text:style-name="P64"><text:span text:style-name="T15">if an item is </text:span><text:span text:style-name="T12">private</text:span><text:span text:style-name="T14"> </text:span><text:span text:style-name="T15">it can be seen only by its owner</text:span></text:p>
        </text:list-item>
        <text:list-item>
          <text:p text:style-name="P64"><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646750929" text:style-name="L15">
        <text:list-item>
          <text:p text:style-name="P65"><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5"><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236290880" text:style-name="L16">
        <text:list-item>
          <text:p text:style-name="P69"><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9"><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3"><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3"><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3"><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3"><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2054738227"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965790096" text:style-name="L18">
        <text:list-item>
          <text:p text:style-name="P45">buttons to order the lessons according to their parameters (except for the suggested lessons)</text:p>
        </text:list-item>
        <text:list-item>
          <text:p text:style-name="P66"><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107556845"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274636638" text:style-name="L20">
        <text:list-item>
          <text:p text:style-name="P60">preview<text:span text:style-name="T1">: opens a pop up with shadow, which contains the lesson viewer;</text:span></text:p>
        </text:list-item>
        <text:list-item>
          <text:p text:style-name="P60">add<text:span text:style-name="T1">: creates a bookmark;</text:span></text:p>
        </text:list-item>
        <text:list-item>
          <text:p text:style-name="P60">remove<text:span text:style-name="T1">: deletes the lesson from the list, deletes the bookmark and every line of virtual_classroom_lessons;</text:span></text:p>
        </text:list-item>
        <text:list-item>
          <text:p text:style-name="P60">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0">publish<text:span text:style-name="T1">: saves the lesson as public (you have to confirm that you want the lesson and all its elements to be public);</text:span></text:p>
        </text:list-item>
        <text:list-item>
          <text:p text:style-name="P60">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0">virtual classroom<text:span text:style-name="T1">: it is a on/off button; it just add / removes elements of </text:span><text:span text:style-name="T1">virtual_classroom_lessons;</text:span></text:p>
        </text:list-item>
        <text:list-item>
          <text:p text:style-name="P60">delete<text:span text:style-name="T1">: same behavior of 'edit', it must send notifications to who is using this lesson, and then delete all bookmarks and virtual classroom elements (it must also ask for confirmation);</text:span></text:p>
        </text:list-item>
        <text:list-item>
          <text:p text:style-name="P60">like<text:span text:style-name="T1">: on/off button, creates and deletes rows from the table likes;</text:span></text:p>
        </text:list-item>
        <text:list-item>
          <text:p text:style-name="P60">copy<text:span text:style-name="T1">: creates a clone of the lesson with all its slides and elements, with user_id = mine, and </text:span><text:span text:style-name="T1">copied_and_not_modified switched to true</text:span></text:p>
        </text:list-item>
        <text:list-item>
          <text:p text:style-name="P60">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02870094"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1138031645" text:continue-list="list274636638" text:style-name="L20">
        <text:list-item>
          <text:p text:style-name="P60">preview<text:span text:style-name="T1">: opens a pop up with thumbnail and information</text:span></text:p>
        </text:list-item>
        <text:list-item>
          <text:p text:style-name="P60">add<text:span text:style-name="T1">: creates a bookmark for that element</text:span></text:p>
        </text:list-item>
        <text:list-item>
          <text:p text:style-name="P60">report<text:span text:style-name="T1">: opens a form to report the lesson</text:span></text:p>
        </text:list-item>
        <text:list-item>
          <text:p text:style-name="P60">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0">remove<text:span text:style-name="T1">: removes the bookmark</text:span></text:p>
        </text:list-item>
        <text:list-item>
          <text:p text:style-name="P60">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237197090" text:style-name="L22">
        <text:list-item>
          <text:p text:style-name="P48"><text:span text:style-name="T13">compact</text:span> (the only option available in 'my lesson', and 'search lessons'; an option for the section 'my elements'; the only option for 'search elements')</text:p>
        </text:list-item>
        <text:list-item>
          <text:p text:style-name="P67">expanded <text:span text:style-name="T20">(the only option in the dashboard for both lessons and media elements; the default option in 'my elements')</text:span></text:p>
        </text:list-item>
      </text:list>
      <text:p text:style-name="P9"/>
      <text:list xml:id="list664465280" text:style-name="L23">
        <text:list-item>
          <text:p text:style-name="P68"><text:span text:style-name="T19">compact lesson</text:span><text:span text:style-name="T20"> =&gt; on a raw; it's possible to click on it and open additional information, </text:span><text:span text:style-name="T16">including the report button if available</text:span></text:p>
        </text:list-item>
        <text:list-item>
          <text:p text:style-name="P68"><text:span text:style-name="T19">expanded lesson</text:span><text:span text:style-name="T20"> =&gt; it's not possible to expand any additional information; </text:span><text:span text:style-name="T16">there is no 'report' button, even if available</text:span></text:p>
        </text:list-item>
        <text:list-item>
          <text:p text:style-name="P68"><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8"><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78663981"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1265534409"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
      <text:p text:style-name="P4">Actions available in the video editor:</text:p>
      <text:list xml:id="list2024062707"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24633328"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1799623233"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1839786058" text:style-name="L29">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add elements to the playlist if we already reached the maximum</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308781690" text:style-name="L30">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5"><text:span text:style-name="T31">Database callbacks</text:span> (in green in the picture)</text:p>
        </text:list-item>
      </text:list>
      <text:p text:style-name="P3"/>
      <text:p text:style-name="P4">Besides the cascade destructions, there are the following callbacks:</text:p>
      <text:list xml:id="list2110767575" text:style-name="L31">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item>
          <text:p text:style-name="P56">Save tags stored in attribute 'tags' after saving a media_element; rollbacks if anything unexpected occurs (<text:span text:style-name="T33">manual callback, 'after_save'</text:span>)</text:p>
        </text:list-item>
        <text:list-item>
          <text:p text:style-name="P56">Save tags stored in attribute 'tags' after saving a lesson; rollbacks if anything unexpected occurs (<text:span text:style-name="T33">manual callback, 'after_save'</text:span>)</text:p>
        </text:list-item>
        <text:list-item>
          <text:p text:style-name="P74">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first position in the playlist, and updates the other lessons.</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text:soft-page-break/></text:p>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text:soft-page-break/>dissolvenza</text:p>
          </table:table-cell>
          <table:table-cell table:style-name="Tabella5.B2" office:value-type="string">
            <text:p text:style-name="P30">Ricarica elemento</text:p>
            <text:p text:style-name="P30"><text:soft-page-break/>(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5"/>
      <text:p text:style-name="P25"><text:soft-page-break/>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69100871" text:style-name="L32">
        <text:list-item>
          <text:p text:style-name="P57">the user chooses a string (containing eventually spaces)</text:p>
        </text:list-item>
        <text:list-item>
          <text:p text:style-name="P57">this string is matched against the tag set, and are retrieved all the tags that match it</text:p>
        </text:list-item>
        <text:list-item>
          <text:p text:style-name="P57">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3">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864591863" text:style-name="L33">
        <text:list-item>
          <text:p text:style-name="P58">@tag = { :tag_kind == '' =&gt; '', :tag_kind == '0' =&gt; :tag, :tag_kind == intero non corretto =&gt; '' :tag_kind == intero corretto =&gt; :tag_kind.to_i}</text:p>
        </text:list-item>
        <text:list-item>
          <text:p text:style-name="P58">@page = params[:page]</text:p>
        </text:list-item>
        <text:list-item>
          <text:p text:style-name="P58">@filter</text:p>
        </text:list-item>
        <text:list-item>
          <text:p text:style-name="P58">@order</text:p>
        </text:list-item>
        <text:list-item>
          <text:p text:style-name="P58">@subject_id (solo se item è lesson)</text:p>
        </text:list-item>
        <text:list-item>
          <text:p text:style-name="P58"><text:soft-page-break/>@for_page</text:p>
        </text:list-item>
      </text:list>
      <text:p text:style-name="P3"/>
      <text:p text:style-name="P3">cerco da:</text:p>
      <text:list xml:id="list2024063486" text:style-name="L34">
        <text:list-item>
          <text:p text:style-name="P59">dashboard, o lessons =&gt; preimpostato lessons</text:p>
        </text:list-item>
        <text:list-item>
          <text:p text:style-name="P59">media_elements =&gt; preimpostato media_elements</text:p>
        </text:list-item>
      </text:list>
      <text:p text:style-name="P3"/>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1T09:57:46</dc:date>
    <dc:creator>Morgan Spa</dc:creator>
    <meta:editing-duration>P1DT10H12M33S</meta:editing-duration>
    <meta:editing-cycles>570</meta:editing-cycles>
    <meta:generator>LibreOffice/3.5$Linux_X86_64 LibreOffice_project/350m1$Build-2</meta:generator>
    <meta:printed-by>Morgan Spa</meta:printed-by>
    <meta:print-date>2012-10-18T12:19:19</meta:print-date>
    <meta:document-statistic meta:table-count="5" meta:image-count="1" meta:object-count="0" meta:page-count="28" meta:paragraph-count="1098" meta:word-count="7440" meta:character-count="41970" meta:non-whitespace-character-count="40076"/>
  </office:meta>
</office:document-meta>
</file>